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e1ad" officeooo:paragraph-rsid="0009e1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sues created.</text:p>
      <text:p text:style-name="P1"><text:a xlink:type="simple" xlink:href="https://github.com/ballerina-platform/ballerina-lang/issues?utf8=✓&amp;q=bad+sad" text:style-name="Internet_20_link" text:visited-style-name="Visited_20_Internet_20_Link">https://github.com/ballerina-platform/ballerina-lang/issues?utf8=%E2%9C%93&amp;q=bad+sad</text:a></text:p>
      <text:p text:style-name="P1">no #9369 <text:s text:c="2"/>- <text:s/>Now closed.</text:p>
      <text:p text:style-name="P1"/>
      <text:p text:style-name="P1">Stack overflow ques</text:p>
      <text:p text:style-name="P1"/>
      <text:p text:style-name="P1">1 <text:s/>WSO2 API Response with connection #0 to host localhost left intact</text:p>
      <text:p text:style-name="P1"/>
      <text:p text:style-name="P1">2 <text:s/>https://stackoverflow.com/questions/4363515/sending-private-messages-through-facebook-ap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20:29:08.887310949</meta:creation-date>
    <dc:date>2018-07-06T20:35:04.858085696</dc:date>
    <meta:editing-duration>PT5M56S</meta:editing-duration>
    <meta:editing-cycles>1</meta:editing-cycles>
    <meta:document-statistic meta:table-count="0" meta:image-count="0" meta:object-count="0" meta:page-count="1" meta:paragraph-count="6" meta:word-count="25" meta:character-count="304" meta:non-whitespace-character-count="280"/>
    <meta:generator>LibreOffice/5.1.6.2$Linux_X86_64 LibreOffice_project/10m0$Build-2</meta:generator>
  </office:meta>
</office:document-meta>
</file>